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  <style:text-properties fo:color="#1a1c1e" loext:opacity="100%" style:font-name="Inter" fo:font-size="10.5pt"/>
    </style:style>
    <style:style style:name="P3" style:family="paragraph" style:parent-style-name="Text_20_body" style:list-style-name="L1">
      <style:paragraph-properties fo:margin-top="0in" fo:margin-bottom="0in" style:contextual-spacing="false" style:line-height-at-least="0.2083in" fo:orphans="2" fo:widows="2" fo:padding="0in" fo:border="none"/>
    </style:style>
    <style:style style:name="P4" style:family="paragraph">
      <style:paragraph-properties fo:text-align="start"/>
    </style:style>
    <style:style style:name="P5" style:family="paragraph" style:parent-style-name="Text_20_body" style:list-style-name="L2">
      <style:paragraph-properties fo:margin-top="0in" fo:margin-bottom="0in" style:contextual-spacing="false" style:line-height-at-least="0.2083in" fo:orphans="2" fo:widows="2" fo:padding="0in" fo:border="none"/>
    </style:style>
    <style:style style:name="P6" style:family="paragraph" style:parent-style-name="Text_20_body" style:list-style-name="L2">
      <style:paragraph-properties fo:margin-top="0in" fo:margin-bottom="0in" style:contextual-spacing="false" style:line-height-at-least="0.2083in" fo:orphans="2" fo:widows="2" fo:padding="0in" fo:border="none"/>
      <style:text-properties fo:language="en" fo:country="US" style:script-type="latin"/>
    </style:style>
    <style:style style:name="P7" style:family="paragraph" style:parent-style-name="Text_20_body" style:list-style-name="L3">
      <style:paragraph-properties fo:margin-top="0in" fo:margin-bottom="0in" style:contextual-spacing="false" style:line-height-at-least="0.2083in" fo:orphans="2" fo:widows="2" fo:padding="0in" fo:border="none"/>
    </style:style>
    <style:style style:name="P8" style:family="paragraph" style:parent-style-name="Text_20_body" style:list-style-name="L3">
      <style:paragraph-properties fo:margin-top="0in" fo:margin-bottom="0in" style:contextual-spacing="false" style:line-height-at-least="0.2083in" fo:orphans="2" fo:widows="2" fo:padding="0in" fo:border="none"/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1874in" style:contextual-spacing="false" style:line-height-at-least="0.2083in" fo:orphans="2" fo:widows="2" fo:text-indent="0in" style:auto-text-indent="false"/>
      <style:text-properties officeooo:paragraph-rsid="001673d9"/>
    </style:style>
    <style:style style:name="P10" style:family="paragraph" style:parent-style-name="Text_20_body" style:list-style-name="L4">
      <style:paragraph-properties fo:margin-top="0in" fo:margin-bottom="0.1874in" style:contextual-spacing="false" style:line-height-at-least="0.2083in" fo:orphans="2" fo:widows="2"/>
      <style:text-properties officeooo:paragraph-rsid="001673d9"/>
    </style:style>
    <style:style style:name="P11" style:family="paragraph" style:parent-style-name="Text_20_body" style:list-style-name="L5">
      <style:paragraph-properties fo:margin-top="0in" fo:margin-bottom="0in" style:contextual-spacing="false" style:line-height-at-least="0.2083in" fo:orphans="2" fo:widows="2" fo:padding="0in" fo:border="none"/>
    </style:style>
    <style:style style:name="P12" style:family="paragraph" style:parent-style-name="Text_20_body" style:list-style-name="L6">
      <style:paragraph-properties fo:margin-top="0in" fo:margin-bottom="0in" style:contextual-spacing="false" style:line-height-at-least="0.2083in" fo:orphans="2" fo:widows="2" fo:padding="0in" fo:border="none"/>
    </style:style>
    <style:style style:name="P13" style:family="paragraph" style:parent-style-name="Text_20_body" style:list-style-name="L7">
      <style:paragraph-properties fo:margin-top="0in" fo:margin-bottom="0in" style:contextual-spacing="false" style:line-height-at-least="0.2083in" fo:orphans="2" fo:widows="2" fo:padding="0in" fo:border="none"/>
    </style:style>
    <style:style style:name="P14" style:family="paragraph" style:parent-style-name="Text_20_body" style:list-style-name="L8">
      <style:paragraph-properties fo:margin-top="0in" fo:margin-bottom="0in" style:contextual-spacing="false" style:line-height-at-least="0.2083in" fo:orphans="2" fo:widows="2" fo:padding="0in" fo:border="none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1673d9" officeooo:paragraph-rsid="001673d9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1a1c1e" loext:opacity="100%" style:font-name="Inter" fo:font-size="10.5pt" fo:letter-spacing="normal" fo:font-style="normal" fo:font-weight="normal"/>
    </style:style>
    <style:style style:name="T4" style:family="text">
      <style:text-properties fo:font-variant="normal" fo:text-transform="none" fo:color="#c9211e" loext:opacity="100%" style:font-name="Inter" fo:font-size="10.5pt" fo:letter-spacing="normal" fo:font-style="normal" fo:font-weight="bold" officeooo:rsid="0016cd27" style:font-weight-asian="bold" style:font-weight-complex="bold"/>
    </style:style>
    <style:style style:name="T5" style:family="text">
      <style:text-properties fo:font-variant="normal" fo:text-transform="none" fo:color="#32302c" loext:opacity="100%" fo:font-family="'DM Mono', monospace" fo:font-size="10.5pt" fo:letter-spacing="normal" fo:font-style="normal" fo:font-weight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-left="1.5pt solid #e1e1e1" fo:border-right="none" fo:border-top="1.5pt solid #e1e1e1" fo:border-bottom="1.5pt solid #e1e1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2" form:control-implementation="ooo:com.sun.star.form.component.CheckBox" xml:id="control1" form:id="control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68" text:anchor-type="page" text:anchor-page-number="1" svg:x="0.1146in" svg:y="0.1146in" svg:width="0.1874in" draw:z-index="67">
        <draw:text-box fo:min-height="0.1874in">
          <text:p text:style-name="P15">3</text:p>
        </draw:text-box>
      </draw:frame>
      <draw:frame draw:style-name="fr1" draw:name="Frame67" text:anchor-type="page" text:anchor-page-number="1" svg:x="0.1146in" svg:y="0.1146in" svg:width="0.1874in" draw:z-index="66">
        <draw:text-box fo:min-height="0.1874in">
          <text:p text:style-name="P16"/>
        </draw:text-box>
      </draw:frame>
      <draw:frame draw:style-name="fr1" draw:name="Frame66" text:anchor-type="page" text:anchor-page-number="1" svg:x="0.1146in" svg:y="0.1146in" svg:width="0.1874in" draw:z-index="65">
        <draw:text-box fo:min-height="0.1874in">
          <text:p text:style-name="P16"/>
        </draw:text-box>
      </draw:frame>
      <draw:frame draw:style-name="fr1" draw:name="Frame65" text:anchor-type="page" text:anchor-page-number="1" svg:x="0.1146in" svg:y="0.1146in" svg:width="0.1874in" draw:z-index="64">
        <draw:text-box fo:min-height="0.1874in">
          <text:p text:style-name="P16"/>
        </draw:text-box>
      </draw:frame>
      <draw:frame draw:style-name="fr1" draw:name="Frame64" text:anchor-type="page" text:anchor-page-number="1" svg:x="0.1146in" svg:y="0.1146in" svg:width="0.1874in" draw:z-index="63">
        <draw:text-box fo:min-height="0.1874in">
          <text:p text:style-name="P16"/>
        </draw:text-box>
      </draw:frame>
      <draw:frame draw:style-name="fr1" draw:name="Frame63" text:anchor-type="page" text:anchor-page-number="1" svg:x="0.1146in" svg:y="0.1146in" svg:width="0.1874in" draw:z-index="62">
        <draw:text-box fo:min-height="0.1874in">
          <text:p text:style-name="P16"/>
        </draw:text-box>
      </draw:frame>
      <draw:frame draw:style-name="fr1" draw:name="Frame62" text:anchor-type="page" text:anchor-page-number="1" svg:x="0.1146in" svg:y="0.1146in" svg:width="0.1874in" draw:z-index="61">
        <draw:text-box fo:min-height="0.1874in">
          <text:p text:style-name="P16"/>
        </draw:text-box>
      </draw:frame>
      <draw:frame draw:style-name="fr1" draw:name="Frame61" text:anchor-type="page" text:anchor-page-number="1" svg:x="0.1146in" svg:y="0.1146in" svg:width="0.1874in" draw:z-index="60">
        <draw:text-box fo:min-height="0.1874in">
          <text:p text:style-name="P16"/>
        </draw:text-box>
      </draw:frame>
      <draw:frame draw:style-name="fr1" draw:name="Frame60" text:anchor-type="page" text:anchor-page-number="1" svg:x="0.1146in" svg:y="0.1146in" svg:width="0.1874in" draw:z-index="59">
        <draw:text-box fo:min-height="0.1874in">
          <text:p text:style-name="P16"/>
        </draw:text-box>
      </draw:frame>
      <draw:frame draw:style-name="fr1" draw:name="Frame59" text:anchor-type="page" text:anchor-page-number="1" svg:x="0.1146in" svg:y="0.1146in" svg:width="0.1874in" draw:z-index="58">
        <draw:text-box fo:min-height="0.1874in">
          <text:p text:style-name="P16"/>
        </draw:text-box>
      </draw:frame>
      <draw:frame draw:style-name="fr1" draw:name="Frame58" text:anchor-type="page" text:anchor-page-number="1" svg:x="0.1146in" svg:y="0.1146in" svg:width="0.1874in" draw:z-index="57">
        <draw:text-box fo:min-height="0.1874in">
          <text:p text:style-name="P16"/>
        </draw:text-box>
      </draw:frame>
      <draw:frame draw:style-name="fr1" draw:name="Frame57" text:anchor-type="page" text:anchor-page-number="1" svg:x="0.1146in" svg:y="0.1146in" svg:width="0.1874in" draw:z-index="56">
        <draw:text-box fo:min-height="0.1874in">
          <text:p text:style-name="P16"/>
        </draw:text-box>
      </draw:frame>
      <draw:frame draw:style-name="fr1" draw:name="Frame56" text:anchor-type="page" text:anchor-page-number="1" svg:x="0.1146in" svg:y="0.1146in" svg:width="0.1874in" draw:z-index="55">
        <draw:text-box fo:min-height="0.1874in">
          <text:p text:style-name="P16"/>
        </draw:text-box>
      </draw:frame>
      <draw:frame draw:style-name="fr1" draw:name="Frame55" text:anchor-type="page" text:anchor-page-number="1" svg:x="0.1146in" svg:y="0.1146in" svg:width="0.1874in" draw:z-index="54">
        <draw:text-box fo:min-height="0.1874in">
          <text:p text:style-name="P16"/>
        </draw:text-box>
      </draw:frame>
      <draw:frame draw:style-name="fr1" draw:name="Frame54" text:anchor-type="page" text:anchor-page-number="1" svg:x="0.1146in" svg:y="0.1146in" svg:width="0.1874in" draw:z-index="53">
        <draw:text-box fo:min-height="0.1874in">
          <text:p text:style-name="P16"/>
        </draw:text-box>
      </draw:frame>
      <draw:frame draw:style-name="fr1" draw:name="Frame53" text:anchor-type="page" text:anchor-page-number="1" svg:x="0.1146in" svg:y="0.1146in" svg:width="0.1874in" draw:z-index="52">
        <draw:text-box fo:min-height="0.1874in">
          <text:p text:style-name="P16"/>
        </draw:text-box>
      </draw:frame>
      <draw:frame draw:style-name="fr1" draw:name="Frame52" text:anchor-type="page" text:anchor-page-number="1" svg:x="0.1146in" svg:y="0.1146in" svg:width="0.1874in" draw:z-index="51">
        <draw:text-box fo:min-height="0.1874in">
          <text:p text:style-name="P16"/>
        </draw:text-box>
      </draw:frame>
      <draw:frame draw:style-name="fr1" draw:name="Frame51" text:anchor-type="page" text:anchor-page-number="1" svg:x="0.1146in" svg:y="0.1146in" svg:width="0.1874in" draw:z-index="50">
        <draw:text-box fo:min-height="0.1874in">
          <text:p text:style-name="P16"/>
        </draw:text-box>
      </draw:frame>
      <draw:frame draw:style-name="fr1" draw:name="Frame50" text:anchor-type="page" text:anchor-page-number="1" svg:x="0.1146in" svg:y="0.1146in" svg:width="0.1874in" draw:z-index="49">
        <draw:text-box fo:min-height="0.1874in">
          <text:p text:style-name="P16"/>
        </draw:text-box>
      </draw:frame>
      <draw:frame draw:style-name="fr1" draw:name="Frame49" text:anchor-type="page" text:anchor-page-number="1" svg:x="0.1146in" svg:y="0.1146in" svg:width="0.1874in" draw:z-index="48">
        <draw:text-box fo:min-height="0.1874in">
          <text:p text:style-name="P16"/>
        </draw:text-box>
      </draw:frame>
      <draw:frame draw:style-name="fr1" draw:name="Frame48" text:anchor-type="page" text:anchor-page-number="1" svg:x="0.1146in" svg:y="0.1146in" svg:width="0.1874in" draw:z-index="47">
        <draw:text-box fo:min-height="0.1874in">
          <text:p text:style-name="P16"/>
        </draw:text-box>
      </draw:frame>
      <draw:frame draw:style-name="fr1" draw:name="Frame47" text:anchor-type="page" text:anchor-page-number="1" svg:x="0.1146in" svg:y="0.1146in" svg:width="0.1874in" draw:z-index="46">
        <draw:text-box fo:min-height="0.1874in">
          <text:p text:style-name="P16"/>
        </draw:text-box>
      </draw:frame>
      <draw:frame draw:style-name="fr1" draw:name="Frame46" text:anchor-type="page" text:anchor-page-number="1" svg:x="0.1146in" svg:y="0.1146in" svg:width="0.1874in" draw:z-index="45">
        <draw:text-box fo:min-height="0.1874in">
          <text:p text:style-name="P16"/>
        </draw:text-box>
      </draw:frame>
      <draw:frame draw:style-name="fr1" draw:name="Frame45" text:anchor-type="page" text:anchor-page-number="1" svg:x="0.1146in" svg:y="0.1146in" svg:width="0.1874in" draw:z-index="44">
        <draw:text-box fo:min-height="0.1874in">
          <text:p text:style-name="P16"/>
        </draw:text-box>
      </draw:frame>
      <draw:frame draw:style-name="fr1" draw:name="Frame44" text:anchor-type="page" text:anchor-page-number="1" svg:x="0.1146in" svg:y="0.1146in" svg:width="0.1874in" draw:z-index="43">
        <draw:text-box fo:min-height="0.1874in">
          <text:p text:style-name="P16"/>
        </draw:text-box>
      </draw:frame>
      <draw:frame draw:style-name="fr1" draw:name="Frame43" text:anchor-type="page" text:anchor-page-number="1" svg:x="0.1146in" svg:y="0.1146in" svg:width="0.1874in" draw:z-index="42">
        <draw:text-box fo:min-height="0.1874in">
          <text:p text:style-name="P16"/>
        </draw:text-box>
      </draw:frame>
      <draw:frame draw:style-name="fr1" draw:name="Frame42" text:anchor-type="page" text:anchor-page-number="1" svg:x="0.1146in" svg:y="0.1146in" svg:width="0.1874in" draw:z-index="41">
        <draw:text-box fo:min-height="0.1874in">
          <text:p text:style-name="P16"/>
        </draw:text-box>
      </draw:frame>
      <draw:frame draw:style-name="fr1" draw:name="Frame41" text:anchor-type="page" text:anchor-page-number="1" svg:x="0.1146in" svg:y="0.1146in" svg:width="0.1874in" draw:z-index="40">
        <draw:text-box fo:min-height="0.1874in">
          <text:p text:style-name="P16"/>
        </draw:text-box>
      </draw:frame>
      <draw:frame draw:style-name="fr1" draw:name="Frame40" text:anchor-type="page" text:anchor-page-number="1" svg:x="0.1146in" svg:y="0.1146in" svg:width="0.1874in" draw:z-index="39">
        <draw:text-box fo:min-height="0.1874in">
          <text:p text:style-name="P16"/>
        </draw:text-box>
      </draw:frame>
      <draw:frame draw:style-name="fr1" draw:name="Frame39" text:anchor-type="page" text:anchor-page-number="1" svg:x="0.1146in" svg:y="0.1146in" svg:width="0.1874in" draw:z-index="38">
        <draw:text-box fo:min-height="0.1874in">
          <text:p text:style-name="P16"/>
        </draw:text-box>
      </draw:frame>
      <draw:frame draw:style-name="fr1" draw:name="Frame38" text:anchor-type="page" text:anchor-page-number="1" svg:x="0.1146in" svg:y="0.1146in" svg:width="0.1874in" draw:z-index="37">
        <draw:text-box fo:min-height="0.1874in">
          <text:p text:style-name="P16"/>
        </draw:text-box>
      </draw:frame>
      <draw:frame draw:style-name="fr1" draw:name="Frame37" text:anchor-type="page" text:anchor-page-number="1" svg:x="0.1146in" svg:y="0.1146in" svg:width="0.1874in" draw:z-index="36">
        <draw:text-box fo:min-height="0.1874in">
          <text:p text:style-name="P16"/>
        </draw:text-box>
      </draw:frame>
      <draw:frame draw:style-name="fr1" draw:name="Frame36" text:anchor-type="page" text:anchor-page-number="1" svg:x="0.1146in" svg:y="0.1146in" svg:width="0.1874in" draw:z-index="35">
        <draw:text-box fo:min-height="0.1874in">
          <text:p text:style-name="P16"/>
        </draw:text-box>
      </draw:frame>
      <draw:frame draw:style-name="fr1" draw:name="Frame35" text:anchor-type="page" text:anchor-page-number="1" svg:x="0.1146in" svg:y="0.1146in" svg:width="0.1874in" draw:z-index="34">
        <draw:text-box fo:min-height="0.1874in">
          <text:p text:style-name="P16"/>
        </draw:text-box>
      </draw:frame>
      <draw:frame draw:style-name="fr1" draw:name="Frame34" text:anchor-type="page" text:anchor-page-number="1" svg:x="0.1146in" svg:y="0.1146in" svg:width="0.1874in" draw:z-index="33">
        <draw:text-box fo:min-height="0.1874in">
          <text:p text:style-name="P16"/>
        </draw:text-box>
      </draw:frame>
      <draw:frame draw:style-name="fr1" draw:name="Frame33" text:anchor-type="page" text:anchor-page-number="1" svg:x="0.1146in" svg:y="0.1146in" svg:width="0.1874in" draw:z-index="32">
        <draw:text-box fo:min-height="0.1874in">
          <text:p text:style-name="P16"/>
        </draw:text-box>
      </draw:frame>
      <draw:frame draw:style-name="fr1" draw:name="Frame32" text:anchor-type="page" text:anchor-page-number="1" svg:x="0.1146in" svg:y="0.1146in" svg:width="0.1874in" draw:z-index="31">
        <draw:text-box fo:min-height="0.1874in">
          <text:p text:style-name="P16"/>
        </draw:text-box>
      </draw:frame>
      <draw:frame draw:style-name="fr1" draw:name="Frame31" text:anchor-type="page" text:anchor-page-number="1" svg:x="0.1146in" svg:y="0.1146in" svg:width="0.1874in" draw:z-index="30">
        <draw:text-box fo:min-height="0.1874in">
          <text:p text:style-name="P16"/>
        </draw:text-box>
      </draw:frame>
      <draw:frame draw:style-name="fr1" draw:name="Frame30" text:anchor-type="page" text:anchor-page-number="1" svg:x="0.1146in" svg:y="0.1146in" svg:width="0.1874in" draw:z-index="29">
        <draw:text-box fo:min-height="0.1874in">
          <text:p text:style-name="P16"/>
        </draw:text-box>
      </draw:frame>
      <draw:frame draw:style-name="fr1" draw:name="Frame29" text:anchor-type="page" text:anchor-page-number="1" svg:x="0.1146in" svg:y="0.1146in" svg:width="0.1874in" draw:z-index="28">
        <draw:text-box fo:min-height="0.1874in">
          <text:p text:style-name="P16"/>
        </draw:text-box>
      </draw:frame>
      <draw:frame draw:style-name="fr1" draw:name="Frame28" text:anchor-type="page" text:anchor-page-number="1" svg:x="0.1146in" svg:y="0.1146in" svg:width="0.1874in" draw:z-index="27">
        <draw:text-box fo:min-height="0.1874in">
          <text:p text:style-name="P16"/>
        </draw:text-box>
      </draw:frame>
      <draw:frame draw:style-name="fr1" draw:name="Frame27" text:anchor-type="page" text:anchor-page-number="1" svg:x="0.1146in" svg:y="0.1146in" svg:width="0.1874in" draw:z-index="26">
        <draw:text-box fo:min-height="0.1874in">
          <text:p text:style-name="P16"/>
        </draw:text-box>
      </draw:frame>
      <draw:frame draw:style-name="fr1" draw:name="Frame26" text:anchor-type="page" text:anchor-page-number="1" svg:x="0.1146in" svg:y="0.1146in" svg:width="0.1874in" draw:z-index="25">
        <draw:text-box fo:min-height="0.1874in">
          <text:p text:style-name="P16"/>
        </draw:text-box>
      </draw:frame>
      <draw:frame draw:style-name="fr1" draw:name="Frame25" text:anchor-type="page" text:anchor-page-number="1" svg:x="0.1146in" svg:y="0.1146in" svg:width="0.1874in" draw:z-index="24">
        <draw:text-box fo:min-height="0.1874in">
          <text:p text:style-name="P16"/>
        </draw:text-box>
      </draw:frame>
      <draw:frame draw:style-name="fr1" draw:name="Frame24" text:anchor-type="page" text:anchor-page-number="1" svg:x="0.1146in" svg:y="0.1146in" svg:width="0.1874in" draw:z-index="23">
        <draw:text-box fo:min-height="0.1874in">
          <text:p text:style-name="P16"/>
        </draw:text-box>
      </draw:frame>
      <draw:frame draw:style-name="fr1" draw:name="Frame23" text:anchor-type="page" text:anchor-page-number="1" svg:x="0.1146in" svg:y="0.1146in" svg:width="0.1874in" draw:z-index="22">
        <draw:text-box fo:min-height="0.1874in">
          <text:p text:style-name="P16"/>
        </draw:text-box>
      </draw:frame>
      <draw:frame draw:style-name="fr1" draw:name="Frame22" text:anchor-type="page" text:anchor-page-number="1" svg:x="0.1146in" svg:y="0.1146in" svg:width="0.1874in" draw:z-index="21">
        <draw:text-box fo:min-height="0.1874in">
          <text:p text:style-name="P16"/>
        </draw:text-box>
      </draw:frame>
      <draw:frame draw:style-name="fr1" draw:name="Frame21" text:anchor-type="page" text:anchor-page-number="1" svg:x="0.1146in" svg:y="0.1146in" svg:width="0.1874in" draw:z-index="20">
        <draw:text-box fo:min-height="0.1874in">
          <text:p text:style-name="P16"/>
        </draw:text-box>
      </draw:frame>
      <draw:frame draw:style-name="fr1" draw:name="Frame20" text:anchor-type="page" text:anchor-page-number="1" svg:x="0.1146in" svg:y="0.1146in" svg:width="0.1874in" draw:z-index="19">
        <draw:text-box fo:min-height="0.1874in">
          <text:p text:style-name="P16"/>
        </draw:text-box>
      </draw:frame>
      <draw:frame draw:style-name="fr1" draw:name="Frame19" text:anchor-type="page" text:anchor-page-number="1" svg:x="0.1146in" svg:y="0.1146in" svg:width="0.1874in" draw:z-index="18">
        <draw:text-box fo:min-height="0.1874in">
          <text:p text:style-name="P16"/>
        </draw:text-box>
      </draw:frame>
      <draw:frame draw:style-name="fr1" draw:name="Frame18" text:anchor-type="page" text:anchor-page-number="1" svg:x="0.1146in" svg:y="0.1146in" svg:width="0.1874in" draw:z-index="17">
        <draw:text-box fo:min-height="0.1874in">
          <text:p text:style-name="P16"/>
        </draw:text-box>
      </draw:frame>
      <draw:frame draw:style-name="fr1" draw:name="Frame17" text:anchor-type="page" text:anchor-page-number="1" svg:x="0.1146in" svg:y="0.1146in" svg:width="0.1874in" draw:z-index="16">
        <draw:text-box fo:min-height="0.1874in">
          <text:p text:style-name="P16"/>
        </draw:text-box>
      </draw:frame>
      <draw:frame draw:style-name="fr1" draw:name="Frame16" text:anchor-type="page" text:anchor-page-number="1" svg:x="0.1146in" svg:y="0.1146in" svg:width="0.1874in" draw:z-index="15">
        <draw:text-box fo:min-height="0.1874in">
          <text:p text:style-name="P16"/>
        </draw:text-box>
      </draw:frame>
      <draw:frame draw:style-name="fr1" draw:name="Frame15" text:anchor-type="page" text:anchor-page-number="1" svg:x="0.1146in" svg:y="0.1146in" svg:width="0.1874in" draw:z-index="14">
        <draw:text-box fo:min-height="0.1874in">
          <text:p text:style-name="P16"/>
        </draw:text-box>
      </draw:frame>
      <draw:frame draw:style-name="fr1" draw:name="Frame14" text:anchor-type="page" text:anchor-page-number="1" svg:x="0.1146in" svg:y="0.1146in" svg:width="0.1874in" draw:z-index="13">
        <draw:text-box fo:min-height="0.1874in">
          <text:p text:style-name="P16"/>
        </draw:text-box>
      </draw:frame>
      <draw:frame draw:style-name="fr1" draw:name="Frame13" text:anchor-type="page" text:anchor-page-number="1" svg:x="0.1146in" svg:y="0.1146in" svg:width="0.1874in" draw:z-index="12">
        <draw:text-box fo:min-height="0.1874in">
          <text:p text:style-name="P16"/>
        </draw:text-box>
      </draw:frame>
      <draw:frame draw:style-name="fr1" draw:name="Frame12" text:anchor-type="page" text:anchor-page-number="1" svg:x="0.1146in" svg:y="0.1146in" svg:width="0.1874in" draw:z-index="11">
        <draw:text-box fo:min-height="0.1874in">
          <text:p text:style-name="P16"/>
        </draw:text-box>
      </draw:frame>
      <draw:frame draw:style-name="fr1" draw:name="Frame11" text:anchor-type="page" text:anchor-page-number="1" svg:x="0.1146in" svg:y="0.1146in" svg:width="0.1874in" draw:z-index="10">
        <draw:text-box fo:min-height="0.1874in">
          <text:p text:style-name="P16"/>
        </draw:text-box>
      </draw:frame>
      <draw:frame draw:style-name="fr1" draw:name="Frame10" text:anchor-type="page" text:anchor-page-number="1" svg:x="0.1146in" svg:y="0.1146in" svg:width="0.1874in" draw:z-index="9">
        <draw:text-box fo:min-height="0.1874in">
          <text:p text:style-name="P16"/>
        </draw:text-box>
      </draw:frame>
      <draw:frame draw:style-name="fr1" draw:name="Frame9" text:anchor-type="page" text:anchor-page-number="1" svg:x="0.1146in" svg:y="0.1146in" svg:width="0.1874in" draw:z-index="8">
        <draw:text-box fo:min-height="0.1874in">
          <text:p text:style-name="P16"/>
        </draw:text-box>
      </draw:frame>
      <draw:frame draw:style-name="fr1" draw:name="Frame8" text:anchor-type="page" text:anchor-page-number="1" svg:x="0.1146in" svg:y="0.1146in" svg:width="0.1874in" draw:z-index="7">
        <draw:text-box fo:min-height="0.1874in">
          <text:p text:style-name="P16"/>
        </draw:text-box>
      </draw:frame>
      <draw:frame draw:style-name="fr1" draw:name="Frame7" text:anchor-type="page" text:anchor-page-number="1" svg:x="0.1146in" svg:y="0.1146in" svg:width="0.1874in" draw:z-index="6">
        <draw:text-box fo:min-height="0.1874in">
          <text:p text:style-name="P16"/>
        </draw:text-box>
      </draw:frame>
      <draw:frame draw:style-name="fr1" draw:name="Frame6" text:anchor-type="page" text:anchor-page-number="1" svg:x="0.1146in" svg:y="0.1146in" svg:width="0.1874in" draw:z-index="5">
        <draw:text-box fo:min-height="0.1874in">
          <text:p text:style-name="P16"/>
        </draw:text-box>
      </draw:frame>
      <draw:frame draw:style-name="fr1" draw:name="Frame5" text:anchor-type="page" text:anchor-page-number="1" svg:x="0.1146in" svg:y="0.1146in" svg:width="0.1874in" draw:z-index="4">
        <draw:text-box fo:min-height="0.1874in">
          <text:p text:style-name="P16"/>
        </draw:text-box>
      </draw:frame>
      <draw:frame draw:style-name="fr1" draw:name="Frame4" text:anchor-type="page" text:anchor-page-number="1" svg:x="0.1146in" svg:y="0.1146in" svg:width="0.1874in" draw:z-index="3">
        <draw:text-box fo:min-height="0.1874in">
          <text:p text:style-name="P16"/>
        </draw:text-box>
      </draw:frame>
      <draw:frame draw:style-name="fr1" draw:name="Frame3" text:anchor-type="page" text:anchor-page-number="1" svg:x="0.1146in" svg:y="0.1146in" svg:width="0.1874in" draw:z-index="2">
        <draw:text-box fo:min-height="0.1874in">
          <text:p text:style-name="P16"/>
        </draw:text-box>
      </draw:frame>
      <draw:frame draw:style-name="fr1" draw:name="Frame2" text:anchor-type="page" text:anchor-page-number="1" svg:x="0.1146in" svg:y="0.1146in" svg:width="0.1874in" draw:z-index="1">
        <draw:text-box fo:min-height="0.1874in">
          <text:p text:style-name="P16"/>
        </draw:text-box>
      </draw:frame>
      <draw:frame draw:style-name="fr1" draw:name="Frame1" text:anchor-type="page" text:anchor-page-number="1" svg:x="0.1146in" svg:y="0.1146in" svg:width="0.1874in" draw:z-index="0">
        <draw:text-box fo:min-height="0.1874in">
          <text:p text:style-name="P16"/>
        </draw:text-box>
      </draw:frame>
      <text:p text:style-name="P1"><text:span text:style-name="Strong_20_Emphasis"><text:span text:style-name="T1">Shoe Marketplace - Master Development Plan</text:span></text:span></text:p>
      <text:p text:style-name="P2"><text:span text:style-name="Strong_20_Emphasis"><text:span text:style-name="T2">Phase 1: Backend Foundation (Django)</text:span></text:span></text:p>
      <text:list text:style-name="L1">
        <text:list-item>
          <text:p text:style-name="P3"><draw:control text:anchor-type="paragraph" draw:z-index="68" draw:name="Control 2" draw:style-name="gr1" draw:text-style-name="P4" svg:width="0.0012in" svg:height="0.0441in" svg:x="4.0272in" svg:y="0.1299in" draw:control="control1"/><text:span text:style-name="T3">Create virtual environment </text:span><text:span text:style-name="T4">DONE</text:span></text:p>
        </text:list-item>
        <text:list-item>
          <text:p text:style-name="P3"><text:span text:style-name="T3">Install dependencies: </text:span><text:span text:style-name="T5">django</text:span><text:span text:style-name="T3">, </text:span><text:span text:style-name="T5">djangorestframework</text:span><text:span text:style-name="T3">, </text:span><text:span text:style-name="T5">djoser</text:span><text:span text:style-name="T3">, </text:span><text:span text:style-name="T5">pillow</text:span><text:span text:style-name="T3">, </text:span><text:span text:style-name="T5">django-cors-headers</text:span></text:p>
        </text:list-item>
        <text:list-item>
          <text:p text:style-name="P3"><text:span text:style-name="T3">Create Django Project (e.g., "config")</text:span></text:p>
        </text:list-item>
        <text:list-item>
          <text:p text:style-name="P3"><text:span text:style-name="T3">Create 3 Apps: </text:span><text:span text:style-name="T5">users</text:span><text:span text:style-name="T3">, </text:span><text:span text:style-name="T5">market</text:span><text:span text:style-name="T3">, </text:span><text:span text:style-name="T5">reviews</text:span></text:p>
        </text:list-item>
        <text:list-item>
          <text:p text:style-name="P3"><text:span text:style-name="T3">Settings: Register apps in </text:span><text:span text:style-name="T5">INSTALLED_APPS</text:span></text:p>
        </text:list-item>
        <text:list-item>
          <text:p text:style-name="P3"><text:span text:style-name="T3">Settings: Configure REST Framework settings</text:span></text:p>
        </text:list-item>
        <text:list-item>
          <text:p text:style-name="P3"><text:span text:style-name="T3">Settings: Configure CORS</text:span></text:p>
        </text:list-item>
        <text:list-item>
          <text:p text:style-name="P3"><text:span text:style-name="T3">Settings: Configure Media Files (images)</text:span></text:p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2">Phase 2: The Users App (Auth &amp; Profiles)</text:span></text:span></text:p>
      <text:list text:style-name="L2">
        <text:list-item>
          <text:p text:style-name="P5"><text:span text:style-name="T5">users/models.py</text:span><text:span text:style-name="T3">: Create Profile model</text:span></text:p>
        </text:list-item>
        <text:list-item>
          <text:p text:style-name="P5"><text:span text:style-name="T5">users/signals.py</text:span><text:span text:style-name="T3">: Create </text:span><text:span text:style-name="T5">post_save</text:span><text:span text:style-name="T3"> signal</text:span></text:p>
        </text:list-item>
        <text:list-item>
          <text:p text:style-name="P6"><text:span text:style-name="T5">users/serializers.py</text:span><text:span text:style-name="T3">: Create ProfileSerializer</text:span></text:p>
        </text:list-item>
        <text:list-item>
          <text:p text:style-name="P5"><text:span text:style-name="T5">users/urls.py</text:span><text:span text:style-name="T3">: Connect Djoser URLs</text:span></text:p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2">Phase 3: The Market App (Shoes)</text:span></text:span></text:p>
      <text:list text:style-name="L3">
        <text:list-item>
          <text:p text:style-name="P7"><text:span text:style-name="T5">market/models.py</text:span><text:span text:style-name="T3">: Create Shoe model</text:span></text:p>
        </text:list-item>
        <text:list-item>
          <text:p text:style-name="P7"><text:span text:style-name="T5">market/serializers.py</text:span><text:span text:style-name="T3">: Create ShoeSerializer</text:span></text:p>
        </text:list-item>
        <text:list-item>
          <text:p text:style-name="P7"><text:span text:style-name="T5">market/views.py</text:span><text:span text:style-name="T3">: Create ShoeViewSet</text:span></text:p>
        </text:list-item>
        <text:list-item>
          <text:p text:style-name="P7"><text:span text:style-name="T5">market/views.py</text:span><text:span text:style-name="T3">: Add </text:span><text:span text:style-name="T5">perform_create</text:span><text:span text:style-name="T3"> logic</text:span></text:p>
          <text:p text:style-name="P8"/>
        </text:list-item>
      </text:list>
      <text:p text:style-name="P9"><text:span text:style-name="Strong_20_Emphasis"><text:span text:style-name="T3">Phase 4: The Reviews App</text:span></text:span></text:p>
      <text:list text:style-name="L4">
        <text:list-item>
          <text:p text:style-name="P10"><text:span text:style-name="T5">reviews/models.py</text:span><text:span text:style-name="T3">: Create Review model</text:span></text:p>
        </text:list-item>
        <text:list-item>
          <text:p text:style-name="P10"><text:span text:style-name="T5">reviews/serializers.py</text:span><text:span text:style-name="T3">: Create ReviewSerializer</text:span></text:p>
        </text:list-item>
        <text:list-item>
          <text:p text:style-name="P10"><text:span text:style-name="T5">reviews/views.py</text:span><text:span text:style-name="T3">: Create ViewSets</text:span></text:p>
        </text:list-item>
      </text:list>
      <text:p text:style-name="P2"><text:span text:style-name="Strong_20_Emphasis"><text:span text:style-name="T2">Phase 5: URL Wiring &amp; Testing</text:span></text:span></text:p>
      <text:list text:style-name="L5">
        <text:list-item>
          <text:p text:style-name="P11"><text:span text:style-name="T3">Connect all app URLs to main </text:span><text:span text:style-name="T5">urls.py</text:span></text:p>
        </text:list-item>
        <text:list-item>
          <text:p text:style-name="P11"><text:span text:style-name="T3">Run migrations</text:span></text:p>
        </text:list-item>
        <text:list-item>
          <text:p text:style-name="P11"><text:span text:style-name="T3">Create Superuser &amp; Test in Admin</text:span></text:p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>Phase 6: Frontend Setup</text:span></text:span></text:p>
      <text:list text:style-name="L6">
        <text:list-item>
          <text:p text:style-name="P12"><text:span text:style-name="T3">Initialize React App</text:span></text:p>
        </text:list-item>
        <text:list-item>
          <text:p text:style-name="P12"><text:span text:style-name="T3">Install </text:span><text:span text:style-name="T5">axios</text:span><text:span text:style-name="T3">, </text:span><text:span text:style-name="T5">react-router-dom</text:span></text:p>
        </text:list-item>
        <text:list-item>
          <text:p text:style-name="P12"><text:span text:style-name="T3">Configure Axios instance</text:span></text:p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2">Phase 7: Frontend Pages (Read Only)</text:span></text:span></text:p>
      <text:list text:style-name="L7">
        <text:list-item>
          <text:p text:style-name="P13"><text:span text:style-name="T3">Create Navbar</text:span></text:p>
        </text:list-item>
        <text:list-item>
          <text:p text:style-name="P13"><text:span text:style-name="T3">Create Home Page (Feed)</text:span></text:p>
        </text:list-item>
        <text:list-item>
          <text:p text:style-name="P13"><text:span text:style-name="T3">Create Shoe Detail Page</text:span></text:p>
        </text:list-item>
      </text:list>
      <text:p text:style-name="P2"><text:span text:style-name="Strong_20_Emphasis"><text:span text:style-name="T2"/></text:span></text:p>
      <text:p text:style-name="P2"><text:span text:style-name="Strong_20_Emphasis"><text:span text:style-name="T2">Phase 8: Frontend Auth &amp; Actions</text:span></text:span></text:p>
      <text:list text:style-name="L8">
        <text:list-item>
          <text:p text:style-name="P14"><text:span text:style-name="T3">Create Login/Register Pages</text:span></text:p>
        </text:list-item>
        <text:list-item>
          <text:p text:style-name="P14"><text:span text:style-name="T3">Create "Publish Shoe" Form</text:span></text:p>
        </text:list-item>
        <text:list-item>
          <text:p text:style-name="P14"><text:span text:style-name="T3">Create Seller Profile Page</text:span></text:p>
        </text:list-item>
        <text:list-item>
          <text:p text:style-name="P14"><text:span text:style-name="T3">Create Review Form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11:43:48.017615552</meta:creation-date>
    <dc:date>2025-12-09T13:32:47.620937284</dc:date>
    <meta:editing-duration>PT1H27M42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2" meta:paragraph-count="43" meta:word-count="213" meta:character-count="1410" meta:non-whitespace-character-count="1272"/>
  </office:meta>
</office:document-meta>
</file>